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537865+2617319+826773+1477429+570923" office:value-type="float" office:value="6030309" calcext:value-type="float">
            <text:p>6030309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isne</text:p>
          </table:table-cell>
          <table:table-cell table:style-name="ce2" office:value-type="string" calcext:value-type="string">
            <text:p>Nord</text:p>
          </table:table-cell>
          <table:table-cell table:style-name="ce2" office:value-type="string" calcext:value-type="string">
            <text:p>Oise</text:p>
          </table:table-cell>
          <table:table-cell table:style-name="ce2" office:value-type="string" calcext:value-type="string">
            <text:p>Pas-de-Calais</text:p>
          </table:table-cell>
          <table:table-cell table:style-name="ce2" office:value-type="string" calcext:value-type="string">
            <text:p>Somm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table:formula="of:=((537865-539058)/539058)" office:value-type="percentage" office:value="-0.0022131199240156" calcext:value-type="percentage">
            <text:p>-0,2%</text:p>
          </table:table-cell>
          <table:table-cell table:style-name="ce3" table:formula="of:=((2617319-2611596)/2611596)" office:value-type="percentage" office:value="0.00219138029006018" calcext:value-type="percentage">
            <text:p>0,2%</text:p>
          </table:table-cell>
          <table:table-cell table:style-name="ce3" table:formula="of:=((826773-823020)/823020)" office:value-type="percentage" office:value="0.00456003499307429" calcext:value-type="percentage">
            <text:p>0,5%</text:p>
          </table:table-cell>
          <table:table-cell table:style-name="ce3" table:formula="of:=((1477429-1475944)/1475944)" office:value-type="percentage" office:value="0.0010061357341471" calcext:value-type="percentage">
            <text:p>0,1%</text:p>
          </table:table-cell>
          <table:table-cell table:style-name="ce3" table:formula="of:=((570923-571542)/571542)" office:value-type="percentage" office:value="-0.00108303501754902" calcext:value-type="percentage">
            <text:p>-0,1%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isn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Oise</text:p>
          </table:table-cell>
          <table:table-cell office:value-type="string" calcext:value-type="string">
            <text:p>Pas-de-Calais</text:p>
          </table:table-cell>
          <table:table-cell office:value-type="string" calcext:value-type="string">
            <text:p>Somme</text:p>
          </table:table-cell>
          <table:table-cell/>
          <table:table-cell table:style-name="ce2"/>
          <table:table-cell table:style-name="ce2" office:value-type="string" calcext:value-type="string">
            <text:p>Naissances</text:p>
          </table:table-cell>
          <table:table-cell table:style-name="ce2" office:value-type="string" calcext:value-type="string">
            <text:p>Décè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aissances</text:p>
          </table:table-cell>
          <table:table-cell table:formula="of:=539058*11.6/1000" office:value-type="float" office:value="6253.0728" calcext:value-type="float">
            <text:p>6253,0728</text:p>
          </table:table-cell>
          <table:table-cell table:formula="of:=2611596*13.3/1000" office:value-type="float" office:value="34734.2268" calcext:value-type="float">
            <text:p>34734,2268</text:p>
          </table:table-cell>
          <table:table-cell table:formula="of:=823020*12.9/1000" office:value-type="float" office:value="10616.958" calcext:value-type="float">
            <text:p>10616,958</text:p>
          </table:table-cell>
          <table:table-cell table:formula="of:=1475944*12/1000" office:value-type="float" office:value="17711.328" calcext:value-type="float">
            <text:p>17711,328</text:p>
          </table:table-cell>
          <table:table-cell table:formula="of:=571542*11/1000" office:value-type="float" office:value="6286.962" calcext:value-type="float">
            <text:p>6286,962</text:p>
          </table:table-cell>
          <table:table-cell/>
          <table:table-cell table:style-name="ce2" office:value-type="string" calcext:value-type="string">
            <text:p>Aisne</text:p>
          </table:table-cell>
          <table:table-cell table:style-name="ce4" office:value-type="float" office:value="6253" calcext:value-type="float">
            <text:p>6 253</text:p>
          </table:table-cell>
          <table:table-cell table:style-name="ce4" office:value-type="float" office:value="5714" calcext:value-type="float">
            <text:p>5 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écès</text:p>
          </table:table-cell>
          <table:table-cell table:formula="of:=[.D9]-539" office:value-type="float" office:value="5714.0728" calcext:value-type="float">
            <text:p>5714,0728</text:p>
          </table:table-cell>
          <table:table-cell table:formula="of:=[.E9]-11938" office:value-type="float" office:value="22796.2268" calcext:value-type="float">
            <text:p>22796,2268</text:p>
          </table:table-cell>
          <table:table-cell table:formula="of:=[.F9]-4034" office:value-type="float" office:value="6582.958" calcext:value-type="float">
            <text:p>6582,958</text:p>
          </table:table-cell>
          <table:table-cell table:formula="of:=[.G9]-3113" office:value-type="float" office:value="14598.328" calcext:value-type="float">
            <text:p>14598,328</text:p>
          </table:table-cell>
          <table:table-cell table:formula="of:=[.H9]-568" office:value-type="float" office:value="5718.962" calcext:value-type="float">
            <text:p>5718,962</text:p>
          </table:table-cell>
          <table:table-cell/>
          <table:table-cell table:style-name="ce2" office:value-type="string" calcext:value-type="string">
            <text:p>Nord</text:p>
          </table:table-cell>
          <table:table-cell table:style-name="ce4" office:value-type="float" office:value="34734" calcext:value-type="float">
            <text:p>34 734</text:p>
          </table:table-cell>
          <table:table-cell table:style-name="ce4" office:value-type="float" office:value="22796" calcext:value-type="float">
            <text:p>22 796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Oise</text:p>
          </table:table-cell>
          <table:table-cell table:style-name="ce4" office:value-type="float" office:value="10617" calcext:value-type="float">
            <text:p>10 617</text:p>
          </table:table-cell>
          <table:table-cell table:style-name="ce4" office:value-type="float" office:value="6583" calcext:value-type="float">
            <text:p>6 5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UM([.D9:.H9])/(539058+2611596+823020+1475944+571542)*1000" office:value-type="float" office:value="12.5561432680746" calcext:value-type="float">
            <text:p>12,5561432680746</text:p>
          </table:table-cell>
          <table:table-cell table:formula="of:=539058+2611596+823020+1475944+571542" office:value-type="float" office:value="6021160" calcext:value-type="float">
            <text:p>6021160</text:p>
          </table:table-cell>
          <table:table-cell table:number-columns-repeated="5"/>
          <table:table-cell table:style-name="ce2" office:value-type="string" calcext:value-type="string">
            <text:p>Pas-de-Calais</text:p>
          </table:table-cell>
          <table:table-cell table:style-name="ce4" office:value-type="float" office:value="17711" calcext:value-type="float">
            <text:p>17 711</text:p>
          </table:table-cell>
          <table:table-cell table:style-name="ce4" office:value-type="float" office:value="14598" calcext:value-type="float">
            <text:p>14 598</text:p>
          </table:table-cell>
        </table:table-row>
        <table:table-row table:style-name="ro1">
          <table:table-cell table:number-columns-repeated="9"/>
          <table:table-cell table:style-name="ce2" office:value-type="string" calcext:value-type="string">
            <text:p>Somme</text:p>
          </table:table-cell>
          <table:table-cell table:style-name="ce4" office:value-type="float" office:value="6287" calcext:value-type="float">
            <text:p>6 287</text:p>
          </table:table-cell>
          <table:table-cell table:style-name="ce4" office:value-type="float" office:value="5719" calcext:value-type="float">
            <text:p>5 7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314000" calcext:value-type="float">
            <text:p>53140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Hommes</text:p>
          </table:table-cell>
          <table:table-cell table:style-name="ce1" office:value-type="string" calcext:value-type="string">
            <text:p>Femmes</text:p>
          </table:table-cell>
          <table:table-cell/>
          <table:table-cell table:style-name="ce2"/>
          <table:table-cell table:style-name="ce2" office:value-type="string" calcext:value-type="string">
            <text:p>Hommes</text:p>
          </table:table-cell>
          <table:table-cell table:style-name="ce2" office:value-type="string" calcext:value-type="string">
            <text:p>Femme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0-19</text:p>
          </table:table-cell>
          <table:table-cell table:style-name="ce1" table:formula="of:=2.18808193668529" office:value-type="float" office:value="2.18808193668529" calcext:value-type="float">
            <text:p>2,18808193668529</text:p>
          </table:table-cell>
          <table:table-cell table:style-name="ce1" office:value-type="float" office:value="1.97779319916725" calcext:value-type="float">
            <text:p>1,97779319916725</text:p>
          </table:table-cell>
          <table:table-cell/>
          <table:table-cell table:style-name="ce2" office:value-type="string" calcext:value-type="string">
            <text:p>0-19</text:p>
          </table:table-cell>
          <table:table-cell table:style-name="ce3" table:formula="of:=[.C19]/100" office:value-type="percentage" office:value="0.0218808193668529" calcext:value-type="percentage">
            <text:p>2,2%</text:p>
          </table:table-cell>
          <table:table-cell table:style-name="ce3" table:formula="of:=[.D19]/100" office:value-type="percentage" office:value="0.0197779319916725" calcext:value-type="percentage">
            <text:p>2,0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20-29</text:p>
          </table:table-cell>
          <table:table-cell table:style-name="ce1" office:value-type="float" office:value="17.1787709497207" calcext:value-type="float">
            <text:p>17,1787709497207</text:p>
          </table:table-cell>
          <table:table-cell table:style-name="ce1" office:value-type="float" office:value="11.8667591950035" calcext:value-type="float">
            <text:p>11,8667591950035</text:p>
          </table:table-cell>
          <table:table-cell/>
          <table:table-cell table:style-name="ce2" office:value-type="string" calcext:value-type="string">
            <text:p>20-29</text:p>
          </table:table-cell>
          <table:table-cell table:style-name="ce3" table:formula="of:=[.C20]/100" office:value-type="percentage" office:value="0.171787709497207" calcext:value-type="percentage">
            <text:p>17,2%</text:p>
          </table:table-cell>
          <table:table-cell table:style-name="ce3" table:formula="of:=[.D20]/100" office:value-type="percentage" office:value="0.118667591950035" calcext:value-type="percentage">
            <text:p>11,9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30-39</text:p>
          </table:table-cell>
          <table:table-cell table:style-name="ce1" office:value-type="float" office:value="15.9916201117318" calcext:value-type="float">
            <text:p>15,9916201117318</text:p>
          </table:table-cell>
          <table:table-cell table:style-name="ce1" office:value-type="float" office:value="6.99167244968772" calcext:value-type="float">
            <text:p>6,99167244968772</text:p>
          </table:table-cell>
          <table:table-cell/>
          <table:table-cell table:style-name="ce2" office:value-type="string" calcext:value-type="string">
            <text:p>30-39</text:p>
          </table:table-cell>
          <table:table-cell table:style-name="ce3" table:formula="of:=[.C21]/100" office:value-type="percentage" office:value="0.159916201117318" calcext:value-type="percentage">
            <text:p>16,0%</text:p>
          </table:table-cell>
          <table:table-cell table:style-name="ce3" table:formula="of:=[.D21]/100" office:value-type="percentage" office:value="0.0699167244968772" calcext:value-type="percentage">
            <text:p>7,0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40-49</text:p>
          </table:table-cell>
          <table:table-cell table:style-name="ce1" office:value-type="float" office:value="17.0623836126629" calcext:value-type="float">
            <text:p>17,0623836126629</text:p>
          </table:table-cell>
          <table:table-cell table:style-name="ce1" office:value-type="float" office:value="7.33865371269951" calcext:value-type="float">
            <text:p>7,33865371269951</text:p>
          </table:table-cell>
          <table:table-cell/>
          <table:table-cell table:style-name="ce2" office:value-type="string" calcext:value-type="string">
            <text:p>40-49</text:p>
          </table:table-cell>
          <table:table-cell table:style-name="ce3" table:formula="of:=[.C22]/100" office:value-type="percentage" office:value="0.170623836126629" calcext:value-type="percentage">
            <text:p>17,1%</text:p>
          </table:table-cell>
          <table:table-cell table:style-name="ce3" table:formula="of:=[.D22]/100" office:value-type="percentage" office:value="0.0733865371269951" calcext:value-type="percentage">
            <text:p>7,3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50-59</text:p>
          </table:table-cell>
          <table:table-cell table:style-name="ce1" office:value-type="float" office:value="17.3417132216015" calcext:value-type="float">
            <text:p>17,3417132216015</text:p>
          </table:table-cell>
          <table:table-cell table:style-name="ce1" office:value-type="float" office:value="13.6016655100625" calcext:value-type="float">
            <text:p>13,6016655100625</text:p>
          </table:table-cell>
          <table:table-cell/>
          <table:table-cell table:style-name="ce2" office:value-type="string" calcext:value-type="string">
            <text:p>50-59</text:p>
          </table:table-cell>
          <table:table-cell table:style-name="ce3" table:formula="of:=[.C23]/100" office:value-type="percentage" office:value="0.173417132216015" calcext:value-type="percentage">
            <text:p>17,3%</text:p>
          </table:table-cell>
          <table:table-cell table:style-name="ce3" table:formula="of:=[.D23]/100" office:value-type="percentage" office:value="0.136016655100625" calcext:value-type="percentage">
            <text:p>13,6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60-69</text:p>
          </table:table-cell>
          <table:table-cell table:style-name="ce1" office:value-type="float" office:value="14.4320297951583" calcext:value-type="float">
            <text:p>14,4320297951583</text:p>
          </table:table-cell>
          <table:table-cell table:style-name="ce1" office:value-type="float" office:value="18.5808466342817" calcext:value-type="float">
            <text:p>18,5808466342817</text:p>
          </table:table-cell>
          <table:table-cell/>
          <table:table-cell table:style-name="ce2" office:value-type="string" calcext:value-type="string">
            <text:p>60-69</text:p>
          </table:table-cell>
          <table:table-cell table:style-name="ce3" table:formula="of:=[.C24]/100" office:value-type="percentage" office:value="0.144320297951583" calcext:value-type="percentage">
            <text:p>14,4%</text:p>
          </table:table-cell>
          <table:table-cell table:style-name="ce3" table:formula="of:=[.D24]/100" office:value-type="percentage" office:value="0.185808466342817" calcext:value-type="percentage">
            <text:p>18,6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70-79</text:p>
          </table:table-cell>
          <table:table-cell table:style-name="ce1" office:value-type="float" office:value="8.40316573556797" calcext:value-type="float">
            <text:p>8,40316573556797</text:p>
          </table:table-cell>
          <table:table-cell table:style-name="ce1" office:value-type="float" office:value="17.1235253296322" calcext:value-type="float">
            <text:p>17,1235253296322</text:p>
          </table:table-cell>
          <table:table-cell/>
          <table:table-cell table:style-name="ce2" office:value-type="string" calcext:value-type="string">
            <text:p>70-79</text:p>
          </table:table-cell>
          <table:table-cell table:style-name="ce3" table:formula="of:=[.C25]/100" office:value-type="percentage" office:value="0.0840316573556797" calcext:value-type="percentage">
            <text:p>8,4%</text:p>
          </table:table-cell>
          <table:table-cell table:style-name="ce3" table:formula="of:=[.D25]/100" office:value-type="percentage" office:value="0.171235253296322" calcext:value-type="percentage">
            <text:p>17,1%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80 et plus</text:p>
          </table:table-cell>
          <table:table-cell table:style-name="ce1" office:value-type="float" office:value="7.4487895716946" calcext:value-type="float">
            <text:p>7,4487895716946</text:p>
          </table:table-cell>
          <table:table-cell table:style-name="ce1" office:value-type="float" office:value="22.5364330326162" calcext:value-type="float">
            <text:p>22,5364330326162</text:p>
          </table:table-cell>
          <table:table-cell/>
          <table:table-cell table:style-name="ce2" office:value-type="string" calcext:value-type="string">
            <text:p>80 et plus</text:p>
          </table:table-cell>
          <table:table-cell table:style-name="ce3" table:formula="of:=[.C26]/100" office:value-type="percentage" office:value="0.074487895716946" calcext:value-type="percentage">
            <text:p>7,4%</text:p>
          </table:table-cell>
          <table:table-cell table:style-name="ce3" table:formula="of:=[.D26]/100" office:value-type="percentage" office:value="0.225364330326162" calcext:value-type="percentage">
            <text:p>22,5%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mmes</text:p>
          </table:table-cell>
          <table:table-cell office:value-type="string" calcext:value-type="string">
            <text:p>Fem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table:formula="of:=(94/8266)*100" office:value-type="float" office:value="1.13718848294217" calcext:value-type="float">
            <text:p>1,13718848294217</text:p>
          </table:table-cell>
          <table:table-cell table:formula="of:=114/7886*100" office:value-type="float" office:value="1.4455997971088" calcext:value-type="float">
            <text:p>1,4455997971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-29</text:p>
          </table:table-cell>
          <table:table-cell table:formula="of:=(738/3893)*100" office:value-type="float" office:value="18.9571024916517" calcext:value-type="float">
            <text:p>18,9571024916517</text:p>
          </table:table-cell>
          <table:table-cell table:formula="of:=(684/3916)*100" office:value-type="float" office:value="17.4668028600613" calcext:value-type="float">
            <text:p>17,4668028600613</text:p>
          </table:table-cell>
          <table:table-cell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-39</text:p>
          </table:table-cell>
          <table:table-cell table:formula="of:=(687/4054)*100" office:value-type="float" office:value="16.9462259496793" calcext:value-type="float">
            <text:p>16,9462259496793</text:p>
          </table:table-cell>
          <table:table-cell table:formula="of:=(403/4170)*100" office:value-type="float" office:value="9.66426858513189" calcext:value-type="float">
            <text:p>9,66426858513189</text:p>
          </table:table-cell>
          <table:table-cell office:value-type="float" office:value="1422" calcext:value-type="float">
            <text:p>14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40-49</text:p>
          </table:table-cell>
          <table:table-cell table:formula="of:=(733/4464)*100" office:value-type="float" office:value="16.4202508960573" calcext:value-type="float">
            <text:p>16,4202508960573</text:p>
          </table:table-cell>
          <table:table-cell table:formula="of:=(423/4567)*100" office:value-type="float" office:value="9.26209765710532" calcext:value-type="float">
            <text:p>9,26209765710532</text:p>
          </table:table-cell>
          <table:table-cell office:value-type="float" office:value="1089" calcext:value-type="float">
            <text:p>10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50-59</text:p>
          </table:table-cell>
          <table:table-cell table:formula="of:=(745/4197)*100" office:value-type="float" office:value="17.75077436264" calcext:value-type="float">
            <text:p>17,75077436264</text:p>
          </table:table-cell>
          <table:table-cell table:formula="of:=(784/4425)*100" office:value-type="float" office:value="17.7175141242938" calcext:value-type="float">
            <text:p>17,7175141242938</text:p>
          </table:table-cell>
          <table:table-cell office:value-type="float" office:value="1155" calcext:value-type="float">
            <text:p>11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60-69</text:p>
          </table:table-cell>
          <table:table-cell table:formula="of:=(620/3625)*100" office:value-type="float" office:value="17.1034482758621" calcext:value-type="float">
            <text:p>17,1034482758621</text:p>
          </table:table-cell>
          <table:table-cell table:formula="of:=(1071/3957)*100" office:value-type="float" office:value="27.0659590598939" calcext:value-type="float">
            <text:p>27,0659590598939</text:p>
          </table:table-cell>
          <table:table-cell office:value-type="float" office:value="1528" calcext:value-type="float">
            <text:p>15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70-79</text:p>
          </table:table-cell>
          <table:table-cell table:formula="of:=(361/2079)*100" office:value-type="float" office:value="17.3641173641174" calcext:value-type="float">
            <text:p>17,3641173641174</text:p>
          </table:table-cell>
          <table:table-cell table:formula="of:=(987/2582)*100" office:value-type="float" office:value="38.2261812548412" calcext:value-type="float">
            <text:p>38,2261812548412</text:p>
          </table:table-cell>
          <table:table-cell office:value-type="float" office:value="1691" calcext:value-type="float">
            <text:p>1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320/1327)*100" office:value-type="float" office:value="24.1145440844009" calcext:value-type="float">
            <text:p>24,1145440844009</text:p>
          </table:table-cell>
          <table:table-cell table:formula="of:=(1299/2499)*100" office:value-type="float" office:value="51.9807923169268" calcext:value-type="float">
            <text:p>51,9807923169268</text:p>
          </table:table-cell>
          <table:table-cell office:value-type="float" office:value="1347" calcext:value-type="float">
            <text:p>13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19" calcext:value-type="float">
            <text:p>161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1619/1357)^(1/6)-1)*100" office:value-type="float" office:value="2.98591537650283" calcext:value-type="float">
            <text:p>2,98591537650283</text:p>
          </table:table-cell>
          <table:table-cell office:value-type="string" calcext:value-type="string">
            <text:p>TCAM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1619*(1+[.C39]/100)" office:value-type="float" office:value="1667.34196994558" calcext:value-type="float">
            <text:p>1667,34196994558</text:p>
          </table:table-cell>
          <table:table-cell office:value-type="string" calcext:value-type="string">
            <text:p>V2015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75327+1504" office:value-type="float" office:value="76831" calcext:value-type="float">
            <text:p>7683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50]-[.C48]-[.C49]" office:value-type="float" office:value="659401" calcext:value-type="float">
            <text:p>659401</text:p>
          </table:table-cell>
          <table:table-cell table:formula="of:=[.D50]-[.D48]-[.D49]" office:value-type="float" office:value="698452" calcext:value-type="float">
            <text:p>698452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595" calcext:value-type="float">
            <text:p>97595</text:p>
          </table:table-cell>
          <table:table-cell office:value-type="float" office:value="95522" calcext:value-type="float">
            <text:p>95522</text:p>
          </table:table-cell>
          <table:table-cell table:formula="of:=[.E51]-[.E49]-[.E50]" office:value-type="float" office:value="695165" calcext:value-type="float">
            <text:p>695165</text:p>
          </table:table-cell>
          <table:table-cell table:formula="of:=[.F51]-[.F49]-[.F50]" office:value-type="float" office:value="695083" calcext:value-type="float">
            <text:p>695083</text:p>
          </table:table-cell>
          <table:table-cell table:formula="of:=[.G51]-[.G49]-[.G50]" office:value-type="float" office:value="698205" calcext:value-type="float">
            <text:p>698205</text:p>
          </table:table-cell>
          <table:table-cell table:formula="of:=[.H51]-[.H49]-[.H50]" office:value-type="float" office:value="710890" calcext:value-type="float">
            <text:p>71089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14" calcext:value-type="float">
            <text:p>2814</text:p>
          </table:table-cell>
          <table:table-cell office:value-type="float" office:value="2805" calcext:value-type="float">
            <text:p>2805</text:p>
          </table:table-cell>
          <table:table-cell office:value-type="float" office:value="91741" calcext:value-type="float">
            <text:p>91741</text:p>
          </table:table-cell>
          <table:table-cell office:value-type="float" office:value="86833" calcext:value-type="float">
            <text:p>86833</text:p>
          </table:table-cell>
          <table:table-cell office:value-type="float" office:value="79682" calcext:value-type="float">
            <text:p>79682</text:p>
          </table:table-cell>
          <table:table-cell office:value-type="float" office:value="75327" calcext:value-type="float">
            <text:p>753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9810" calcext:value-type="float">
            <text:p>759810</text:p>
          </table:table-cell>
          <table:table-cell office:value-type="float" office:value="796779" calcext:value-type="float">
            <text:p>796779</text:p>
          </table:table-cell>
          <table:table-cell office:value-type="float" office:value="2809" calcext:value-type="float">
            <text:p>2809</text:p>
          </table:table-cell>
          <table:table-cell office:value-type="float" office:value="2343" calcext:value-type="float">
            <text:p>2343</text:p>
          </table:table-cell>
          <table:table-cell office:value-type="float" office:value="1775" calcext:value-type="float">
            <text:p>1775</text:p>
          </table:table-cell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48]+[.C49])/[.C50]*100" office:value-type="float" office:value="13.2150142798858" calcext:value-type="float">
            <text:p>13,2150142798858</text:p>
          </table:table-cell>
          <table:table-cell table:formula="of:=([.D48]+[.D49])/[.D50]*100" office:value-type="float" office:value="12.340561184469" calcext:value-type="float">
            <text:p>12,340561184469</text:p>
          </table:table-cell>
          <table:table-cell office:value-type="float" office:value="789715" calcext:value-type="float">
            <text:p>789715</text:p>
          </table:table-cell>
          <table:table-cell office:value-type="float" office:value="784259" calcext:value-type="float">
            <text:p>784259</text:p>
          </table:table-cell>
          <table:table-cell office:value-type="float" office:value="779662" calcext:value-type="float">
            <text:p>779662</text:p>
          </table:table-cell>
          <table:table-cell office:value-type="float" office:value="787721" calcext:value-type="float">
            <text:p>78772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([.E49]+[.E50])/[.E51]*100" office:value-type="float" office:value="11.9726736860766" calcext:value-type="float">
            <text:p>11,9726736860766</text:p>
          </table:table-cell>
          <table:table-cell table:formula="of:=([.F49]+[.F50])/[.F51]*100" office:value-type="float" office:value="11.3707333929225" calcext:value-type="float">
            <text:p>11,3707333929225</text:p>
          </table:table-cell>
          <table:table-cell table:formula="of:=([.G49]+[.G50])/[.G51]*100" office:value-type="float" office:value="10.447732478946" calcext:value-type="float">
            <text:p>10,447732478946</text:p>
          </table:table-cell>
          <table:table-cell table:formula="of:=([.H49]+[.H50])/[.H51]*100" office:value-type="float" office:value="9.75358026509386" calcext:value-type="float">
            <text:p>9,75358026509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([.H52]*[.H51]/100-8.6*(([.H49]+[.H50])/[.H52]))/(1-8.6/10.9))" office:value-type="float" office:value="43064.449826087" calcext:value-type="float">
            <text:p>43064,449826087</text:p>
          </table:table-cell>
          <table:table-cell table:formula="of:=[.C53]*100/10.9" office:value-type="float" office:value="395086.695652174" calcext:value-type="float">
            <text:p>395086,6956521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([.H49]+[.H50])-[.C53]" office:value-type="float" office:value="33766.550173913" calcext:value-type="float">
            <text:p>33766,550173913</text:p>
          </table:table-cell>
          <table:table-cell table:formula="of:=[.C54]*100/8.6" office:value-type="float" office:value="392634.304347826" calcext:value-type="float">
            <text:p>392634,304347826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53]+[.D54]" office:value-type="float" office:value="787721" calcext:value-type="float">
            <text:p>78772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38:21.847000000</meta:creation-date>
    <dc:date>2019-11-08T17:30:26.821000000</dc:date>
    <meta:editing-duration>PT11M36S</meta:editing-duration>
    <meta:editing-cycles>1</meta:editing-cycles>
    <meta:document-statistic meta:table-count="1" meta:cell-count="194" meta:object-count="0"/>
    <meta:generator>LibreOffice/5.4.6.2$Windows_X86_64 LibreOffice_project/4014ce260a04f1026ba855d3b8d91541c224eab8</meta:generator>
  </office:meta>
</office:document-meta>
</file>